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13a4b2" officeooo:paragraph-rsid="0013a4b2" style:font-size-asian="14pt" style:font-size-complex="14pt"/>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officeooo:paragraph-rsid="00164351"/>
    </style:style>
    <style:style style:name="P5" style:family="paragraph" style:parent-style-name="Standard">
      <style:text-properties officeooo:paragraph-rsid="00198a29"/>
    </style:style>
    <style:style style:name="T1" style:family="text">
      <style:text-properties fo:font-weight="bold" style:font-weight-asian="bold" style:font-weight-complex="bold"/>
    </style:style>
    <style:style style:name="T2" style:family="text">
      <style:text-properties fo:font-size="14pt" officeooo:rsid="0013a4b2" style:font-size-asian="14pt" style:font-size-complex="14pt"/>
    </style:style>
    <style:style style:name="T3" style:family="text">
      <style:text-properties fo:font-size="14pt" style:text-underline-style="none" style:font-size-asian="14pt" style:font-size-complex="14pt"/>
    </style:style>
    <style:style style:name="T4" style:family="text">
      <style:text-properties fo:font-size="14pt" style:text-underline-style="none" officeooo:rsid="0018119a" style:font-size-asian="14pt" style:font-size-complex="14pt"/>
    </style:style>
    <style:style style:name="T5" style:family="text">
      <style:text-properties fo:font-size="14pt" style:text-underline-style="none" officeooo:rsid="00198a29" style:font-size-asian="14pt" style:font-size-complex="14pt"/>
    </style:style>
    <style:style style:name="T6" style:family="text">
      <style:text-properties fo:font-variant="normal" fo:text-transform="none" fo:color="#222222" style:font-name="Liberation Serif" fo:font-size="14pt" fo:letter-spacing="normal" fo:font-style="normal" fo:font-weight="normal" officeooo:rsid="0013a4b2" style:font-size-asian="14pt" style:font-size-complex="14pt"/>
    </style:style>
    <style:style style:name="T7" style:family="text">
      <style:text-properties fo:font-variant="normal" fo:text-transform="none" fo:color="#222222" style:font-name="Liberation Serif" fo:font-size="14pt" fo:letter-spacing="normal" fo:font-style="normal" fo:font-weight="normal" officeooo:rsid="00164351" style:font-size-asian="14pt" style:font-size-complex="14pt"/>
    </style:style>
    <style:style style:name="T8" style:family="text">
      <style:text-properties fo:font-variant="normal" fo:text-transform="none" fo:color="#222222" style:font-name="Liberation Serif" fo:font-size="14pt" fo:letter-spacing="normal" fo:font-style="normal" fo:font-weight="normal" officeooo:rsid="0018119a" style:font-size-asian="14pt" style:font-size-complex="14pt"/>
    </style:style>
    <style:style style:name="T9" style:family="text">
      <style:text-properties style:font-name="Liberation Serif" fo:font-size="14pt" officeooo:rsid="0013a4b2"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lockchain and cryptocurrencies</text:p>
      <text:p text:style-name="P1"/>
      <text:p text:style-name="P1"><text:span text:style-name="T1">What does it do? (600 words)</text:span> What is the state of the art of this new technology? What can be done now? What is likely to be able to do be done soon (say in the next 3 years)? What technological or other developments make this possible? </text:p>
      <text:p text:style-name="P1"/>
      <text:p text:style-name="P4"><text:span text:style-name="T2">Blockchain technology works as an ever increasing networked ledger of recorded information in blocks. Each block conta</text:span><text:span text:style-name="T9">ins a contains a </text:span><text:span text:style-name="T6">cryptographic hash which is used as a unique identifier that </text:span><text:span text:style-name="T7">is used to verify the authenticity and prevent forgeries of block data on the network. This in theory prevents forgeries as due to the complexity of a hash function algorithm means decrypting a hash function </text:span><text:span text:style-name="T8">is basically impossible on current computing power, the time taken being measure anywhere from years to millions of years depending on the exact hash algorithm. This means the blockchain is secure.</text:span></text:p>
      <text:p text:style-name="P1"><text:s/></text:p>
      <text:p text:style-name="P1"/>
      <text:p text:style-name="P5"><text:span text:style-name="T4">C</text:span><text:span text:style-name="T3">ryptocurrencies </text:span><text:span text:style-name="T4">are a type of currency that is totally, they use the blockchain as each block representing a coin on the system. This means that the security of the blockchain is used on cyrtopcurrencies. This allow</text:span><text:span text:style-name="T5">s</text:span><text:span text:style-name="T4"> for coins to be mined by using computing power. This allows f</text:span><text:span text:style-name="T5">or the simplicity or the complexity of mining a coin to be governed by an algorithm. </text:span><text:span text:style-name="T4"><text:s/></text:span><text:span text:style-name="T5">This means that unlike conventional currencies that </text:span><text:span text:style-name="T4">cyrtopcurrencies</text:span><text:span text:style-name="T5"> is decentralised and no one individual or institution has control over the availability of </text:span><text:span text:style-name="T4">cyrtopcurrencies</text:span><text:span text:style-name="T5">. </text:span></text:p>
      <text:p text:style-name="P1"><text:s/></text:p>
      <text:p text:style-name="P1"><text:span text:style-name="T1">What is the likely impact? (300 words) </text:span>What is the potential impact of this development? What is likely to change? Which people will be most affected and how? Will this create, replace or make redundant any current jobs or technologies? </text:p>
      <text:p text:style-name="P1"><text:s/></text:p>
      <text:p text:style-name="P1"><text:span text:style-name="T1">How will this affect you? (300 words) </text:span><text:s/>In your daily life, how will this affect you? What will be different for you? How might this affect members of your family or your friends? </text:p>
      <text:p text:style-name="P1"/>
      <text:p text:style-name="P2">References </text:p>
      <text:p text:style-name="P2"/>
      <text:p text:style-name="P2"/>
      <text:p text:style-name="P2"><text:a xlink:type="simple" xlink:href="https://en.wikipedia.org/wiki/Blockchain#Video_games" text:style-name="Internet_20_link" text:visited-style-name="Visited_20_Internet_20_Link">https://en.wikipedia.org/wiki/Blockchain</text:a></text:p>
      <text:p text:style-name="P2"/>
      <text:p text:style-name="P2"><text:a xlink:type="simple" xlink:href="https://search.proquest.com/openview/6aeb105a9f99672496ae2fc72dc53c2e/1?pq-origsite=gscholar&amp;cbl=41065" text:style-name="Internet_20_link" text:visited-style-name="Visited_20_Internet_20_Link">https://search.proquest.com/openview/6aeb105a9f99672496ae2fc72dc53c2e/1?pq-origsite=gscholar&amp;cbl=41065</text:a> </text:p>
      <text:p text:style-name="P2"/>
      <text:p text:style-name="P2"><text:a xlink:type="simple" xlink:href="https://en.wikipedia.org/wiki/Cryptographic_hash_function" text:style-name="Internet_20_link" text:visited-style-name="Visited_20_Internet_20_Link">https://en.wikipedia.org/wiki/Cryptographic_hash_function</text:a> </text:p>
      <text:p text:style-name="P2"/>
      <text:p text:style-name="P2"><text:a xlink:type="simple" xlink:href="https://en.wikipedia.org/wiki/Cryptocurrency" text:style-name="Internet_20_link" text:visited-style-name="Visited_20_Internet_20_Link">https://en.wikipedia.org/wiki/Cryptocurrency</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3T22:43:31.673000000</meta:creation-date>
    <dc:date>2020-01-03T23:22:20.734000000</dc:date>
    <meta:editing-duration>PT6M37S</meta:editing-duration>
    <meta:editing-cycles>3</meta:editing-cycles>
    <meta:generator>LibreOffice/6.3.2.2$Windows_X86_64 LibreOffice_project/98b30e735bda24bc04ab42594c85f7fd8be07b9c</meta:generator>
    <meta:document-statistic meta:table-count="0" meta:image-count="0" meta:object-count="0" meta:page-count="1" meta:paragraph-count="14" meta:word-count="310" meta:character-count="2088" meta:non-whitespace-character-count="1776"/>
  </office:meta>
</office:document-meta>
</file>